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94cm" fo:margin-left="0cm" fo:margin-top="0cm" fo:margin-bottom="0cm" table:align="left" style:writing-mode="lr-tb"/>
    </style:style>
    <style:style style:name="Таблица1.A" style:family="table-column">
      <style:table-column-properties style:column-width="0.702cm"/>
    </style:style>
    <style:style style:name="Таблица1.B" style:family="table-column">
      <style:table-column-properties style:column-width="1.649cm"/>
    </style:style>
    <style:style style:name="Таблица1.C" style:family="table-column">
      <style:table-column-properties style:column-width="0.968cm"/>
    </style:style>
    <style:style style:name="Таблица1.D" style:family="table-column">
      <style:table-column-properties style:column-width="1.58cm"/>
    </style:style>
    <style:style style:name="Таблица1.E" style:family="table-column">
      <style:table-column-properties style:column-width="4.138cm"/>
    </style:style>
    <style:style style:name="Таблица1.F" style:family="table-column">
      <style:table-column-properties style:column-width="5.166cm"/>
    </style:style>
    <style:style style:name="Таблица1.G" style:family="table-column">
      <style:table-column-properties style:column-width="4.89cm"/>
    </style:style>
    <style:style style:name="Таблица1.1" style:family="table-row">
      <style:table-row-properties style:min-row-height="0.21cm" fo:keep-together="auto"/>
    </style:style>
    <style:style style:name="Таблица1.A1" style:family="table-cell">
      <style:table-cell-properties fo:padding-left="0.191cm" fo:padding-right="0.025cm" fo:padding-top="0.078cm" fo:padding-bottom="0cm" fo:border="0.75pt solid #1a1915"/>
    </style:style>
    <style:style style:name="Таблица1.2" style:family="table-row">
      <style:table-row-properties style:min-row-height="2.228cm" fo:keep-together="auto"/>
    </style:style>
    <style:style style:name="P1" style:family="paragraph" style:parent-style-name="List_20_Paragraph">
      <style:text-properties style:font-name="Times New Roman" fo:font-size="10pt" style:text-underline-style="solid" style:text-underline-width="auto" style:text-underline-color="font-color" officeooo:paragraph-rsid="00176497" style:font-size-asian="10pt" style:font-name-complex="Times New Roman1" style:font-size-complex="10pt"/>
    </style:style>
    <style:style style:name="P2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  <style:text-properties officeooo:paragraph-rsid="00176497"/>
    </style:style>
    <style:style style:name="P3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  <style:text-properties style:font-name="Times New Roman" fo:font-size="10pt" officeooo:paragraph-rsid="00176497" style:font-size-asian="10pt" style:font-name-complex="Times New Roman1" style:font-size-complex="10pt"/>
    </style:style>
    <style:style style:name="P4" style:family="paragraph" style:parent-style-name="Standard">
      <style:paragraph-properties fo:margin-top="0cm" fo:margin-bottom="0cm" loext:contextual-spacing="false" fo:line-height="90%"/>
      <style:text-properties style:font-name="Times New Roman" fo:font-size="10pt" officeooo:paragraph-rsid="00176497" style:font-size-asian="10pt" style:font-name-complex="Times New Roman1" style:font-size-complex="10pt"/>
    </style:style>
    <style:style style:name="P5" style:family="paragraph" style:parent-style-name="Standard">
      <style:paragraph-properties fo:margin-top="0cm" fo:margin-bottom="0cm" loext:contextual-spacing="false" fo:line-height="90%"/>
      <style:text-properties style:font-name="Times New Roman" fo:font-size="10pt" fo:language="en" fo:country="US" officeooo:paragraph-rsid="00176497" style:font-size-asian="10pt" style:font-name-complex="Times New Roman1" style:font-size-complex="10pt"/>
    </style:style>
    <style:style style:name="P6" style:family="paragraph" style:parent-style-name="Standard">
      <style:paragraph-properties fo:margin-left="0.751cm" fo:margin-right="0cm" fo:margin-top="0cm" fo:margin-bottom="0.019cm" loext:contextual-spacing="false" fo:line-height="103%" fo:text-indent="0cm" style:auto-text-indent="false"/>
      <style:text-properties style:font-name="Times New Roman" fo:font-size="10pt" style:text-underline-style="solid" style:text-underline-width="auto" style:text-underline-color="font-color" officeooo:paragraph-rsid="00176497" style:font-size-asian="10pt" style:font-name-complex="Times New Roman1" style:font-size-complex="10pt"/>
    </style:style>
    <style:style style:name="P7" style:family="paragraph" style:parent-style-name="List_20_Paragraph">
      <style:paragraph-properties fo:margin-left="1.501cm" fo:margin-right="0cm" fo:margin-top="0cm" fo:margin-bottom="0.007cm" loext:contextual-spacing="true" fo:line-height="103%" fo:text-indent="0cm" style:auto-text-indent="false"/>
      <style:text-properties style:font-name="Times New Roman" fo:font-size="10pt" officeooo:paragraph-rsid="00176497" style:font-size-asian="10pt" style:font-name-complex="Times New Roman1" style:font-size-complex="10pt"/>
    </style:style>
    <style:style style:name="P8" style:family="paragraph" style:parent-style-name="List_20_Paragraph">
      <style:paragraph-properties fo:margin-left="1.501cm" fo:margin-right="0cm" fo:margin-top="0cm" fo:margin-bottom="0.007cm" loext:contextual-spacing="true" fo:line-height="103%" fo:text-indent="0cm" style:auto-text-indent="false"/>
      <style:text-properties style:font-name="Times New Roman" fo:font-size="10pt" fo:font-weight="bold" officeooo:paragraph-rsid="00176497" style:font-name-asian="Times New Roman1" style:font-size-asian="10pt" style:font-weight-asian="bold" style:font-name-complex="Times New Roman1" style:font-size-complex="10pt"/>
    </style:style>
    <style:style style:name="P9" style:family="paragraph" style:parent-style-name="List_20_Paragraph">
      <style:paragraph-properties fo:margin-left="0.963cm" fo:margin-right="0.423cm" fo:line-height="91%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10" style:family="paragraph" style:parent-style-name="Standard">
      <style:text-properties style:font-name="Times New Roman" fo:font-size="10pt" fo:language="en" fo:country="US" officeooo:paragraph-rsid="00176497" style:font-size-asian="10pt" style:font-name-complex="Times New Roman1" style:font-size-complex="10pt"/>
    </style:style>
    <style:style style:name="P11" style:family="paragraph" style:parent-style-name="Standard">
      <style:text-properties style:font-name="Times New Roman" fo:font-size="10pt" officeooo:paragraph-rsid="00176497" style:font-size-asian="10pt" style:font-name-complex="Times New Roman1" style:font-size-complex="10pt"/>
    </style:style>
    <style:style style:name="P12" style:family="paragraph" style:parent-style-name="Standard">
      <style:paragraph-properties fo:margin-top="0cm" fo:margin-bottom="0.005cm" loext:contextual-spacing="false">
        <style:tab-stops>
          <style:tab-stop style:position="1.356cm" style:type="center"/>
          <style:tab-stop style:position="2.626cm" style:type="center"/>
          <style:tab-stop style:position="3.896cm" style:type="center"/>
          <style:tab-stop style:position="5.166cm" style:type="center"/>
          <style:tab-stop style:position="6.436cm" style:type="center"/>
          <style:tab-stop style:position="7.706cm" style:type="center"/>
          <style:tab-stop style:position="8.976cm" style:type="center"/>
          <style:tab-stop style:position="10.246cm" style:type="center"/>
          <style:tab-stop style:position="14.711cm" style:type="center"/>
        </style:tab-stops>
      </style:paragraph-properties>
      <style:text-properties officeooo:paragraph-rsid="00176497"/>
    </style:style>
    <style:style style:name="P13" style:family="paragraph" style:parent-style-name="Standard">
      <style:paragraph-properties fo:margin-left="4.265cm" fo:margin-right="0cm" fo:margin-top="0cm" fo:margin-bottom="0.007cm" loext:contextual-spacing="false" fo:line-height="197%" fo:text-indent="-3.26cm" style:auto-text-indent="false"/>
      <style:text-properties officeooo:paragraph-rsid="00176497"/>
    </style:style>
    <style:style style:name="P14" style:family="paragraph" style:parent-style-name="Standard">
      <style:paragraph-properties fo:margin-left="8.447cm" fo:margin-right="0cm" fo:margin-top="0cm" fo:margin-bottom="0cm" loext:contextual-spacing="false" fo:line-height="201%" fo:text-align="center" style:justify-single-word="false" fo:text-indent="-0.018cm" style:auto-text-indent="false"/>
      <style:text-properties officeooo:paragraph-rsid="00176497"/>
    </style:style>
    <style:style style:name="P15" style:family="paragraph" style:parent-style-name="Standard">
      <style:paragraph-properties fo:margin-left="0.018cm" fo:margin-right="0.385cm" fo:margin-top="0cm" fo:margin-bottom="0.353cm" loext:contextual-spacing="false" fo:text-align="end" style:justify-single-word="false" fo:text-indent="-0.018cm" style:auto-text-indent="false"/>
      <style:text-properties officeooo:paragraph-rsid="00176497"/>
    </style:style>
    <style:style style:name="P16" style:family="paragraph" style:parent-style-name="Standard">
      <style:paragraph-properties fo:margin-left="1.305cm" fo:margin-right="0cm" fo:margin-top="0cm" fo:margin-bottom="0.019cm" loext:contextual-spacing="false" fo:line-height="103%" fo:text-indent="0cm" style:auto-text-indent="false"/>
      <style:text-properties style:font-name="Times New Roman" fo:font-size="10pt" style:text-underline-style="solid" style:text-underline-width="auto" style:text-underline-color="font-color" officeooo:paragraph-rsid="00176497" style:font-size-asian="10pt" style:font-name-complex="Times New Roman1" style:font-size-complex="10pt"/>
    </style:style>
    <style:style style:name="P17" style:family="paragraph" style:parent-style-name="Standard">
      <style:paragraph-properties fo:margin-left="1.305cm" fo:margin-right="0cm" fo:margin-top="0cm" fo:margin-bottom="0cm" loext:contextual-spacing="false" fo:line-height="90%" fo:text-indent="0cm" style:auto-text-indent="false"/>
      <style:text-properties style:font-name="Times New Roman" fo:font-size="10pt" fo:font-weight="bold" officeooo:paragraph-rsid="00176497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left="1.305cm" fo:margin-right="0cm" fo:margin-top="0cm" fo:margin-bottom="0.005cm" loext:contextual-spacing="false" fo:text-indent="0cm" style:auto-text-indent="false"/>
      <style:text-properties style:font-name="Times New Roman" fo:font-size="10pt" style:text-underline-style="solid" style:text-underline-width="auto" style:text-underline-color="font-color" officeooo:paragraph-rsid="00176497" style:font-size-asian="10pt" style:font-name-complex="Times New Roman1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paragraph-rsid="00176497"/>
    </style:style>
    <style:style style:name="P20" style:family="paragraph" style:parent-style-name="Standard">
      <style:paragraph-properties fo:margin-top="0cm" fo:margin-bottom="0.007cm" loext:contextual-spacing="false" fo:line-height="103%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left="1cm" fo:margin-right="0cm" fo:margin-top="0cm" fo:margin-bottom="0cm" loext:contextual-spacing="false" fo:text-indent="0cm" style:auto-text-indent="false"/>
      <style:text-properties style:font-name="Times New Roman" fo:font-size="10pt" fo:language="en" fo:country="US" officeooo:paragraph-rsid="00176497" style:font-size-asian="10pt" style:font-name-complex="Times New Roman1" style:font-size-complex="10pt"/>
    </style:style>
    <style:style style:name="P22" style:family="paragraph" style:parent-style-name="Standard">
      <style:paragraph-properties fo:margin-left="1cm" fo:margin-right="0cm" fo:margin-top="0cm" fo:margin-bottom="0cm" loext:contextual-spacing="false" fo:line-height="90%" fo:text-indent="0cm" style:auto-text-indent="false"/>
      <style:text-properties style:font-name="Times New Roman" fo:font-size="10pt" officeooo:paragraph-rsid="00176497" style:font-size-asian="10pt" style:font-name-complex="Times New Roman1" style:font-size-complex="10pt"/>
    </style:style>
    <style:style style:name="P23" style:family="paragraph" style:parent-style-name="Standard">
      <style:paragraph-properties fo:margin-left="1cm" fo:margin-right="0cm" fo:margin-top="0cm" fo:margin-bottom="0cm" loext:contextual-spacing="false" fo:text-indent="0cm" style:auto-text-indent="false"/>
      <style:text-properties style:font-name="Times New Roman" fo:font-size="10pt" officeooo:paragraph-rsid="00176497" style:font-size-asian="10pt" style:font-name-complex="Times New Roman1" style:font-size-complex="10pt"/>
    </style:style>
    <style:style style:name="P24" style:family="paragraph" style:parent-style-name="Standard">
      <style:paragraph-properties fo:margin-left="1cm" fo:margin-right="0cm" fo:margin-top="0cm" fo:margin-bottom="0cm" loext:contextual-spacing="false" fo:line-height="90%" fo:text-indent="0cm" style:auto-text-indent="false"/>
      <style:text-properties officeooo:paragraph-rsid="00176497"/>
    </style:style>
    <style:style style:name="P25" style:family="paragraph" style:parent-style-name="Standard">
      <style:paragraph-properties fo:margin-left="1cm" fo:margin-right="0cm" fo:margin-top="0cm" fo:margin-bottom="0cm" loext:contextual-spacing="false" fo:line-height="90%" fo:text-indent="0cm" style:auto-text-indent="false"/>
      <style:text-properties fo:color="#222222" style:font-name="Times New Roman" fo:font-size="10pt" fo:language="en" fo:country="US" officeooo:paragraph-rsid="00176497" fo:background-color="#ffffff" style:font-size-asian="10pt" style:font-name-complex="Times New Roman1" style:font-size-complex="10pt"/>
    </style:style>
    <style:style style:name="P26" style:family="paragraph" style:parent-style-name="Text_20_body">
      <style:text-properties officeooo:paragraph-rsid="00176497"/>
    </style:style>
    <style:style style:name="P27" style:family="paragraph" style:parent-style-name="Text_20_body">
      <style:paragraph-properties fo:margin-left="1.563cm" fo:margin-right="0.464cm" fo:text-indent="0cm" style:auto-text-indent="false">
        <style:tab-stops>
          <style:tab-stop style:position="4.223cm"/>
          <style:tab-stop style:position="4.902cm"/>
          <style:tab-stop style:position="8.387cm"/>
          <style:tab-stop style:position="9.021cm"/>
          <style:tab-stop style:position="12.573cm"/>
          <style:tab-stop style:position="14.52cm"/>
          <style:tab-stop style:position="18.098cm"/>
          <style:tab-stop style:position="18.632cm"/>
        </style:tab-stops>
      </style:paragraph-properties>
      <style:text-properties officeooo:paragraph-rsid="00176497"/>
    </style:style>
    <style:style style:name="P28" style:family="paragraph" style:parent-style-name="Text_20_body">
      <style:paragraph-properties fo:margin-left="1.563cm" fo:margin-right="0cm" fo:text-indent="0cm" style:auto-text-indent="false">
        <style:tab-stops>
          <style:tab-stop style:position="6.63cm"/>
          <style:tab-stop style:position="8.883cm"/>
          <style:tab-stop style:position="12.301cm"/>
          <style:tab-stop style:position="18.653cm"/>
        </style:tab-stops>
      </style:paragraph-properties>
      <style:text-properties officeooo:paragraph-rsid="00176497"/>
    </style:style>
    <style:style style:name="P29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  <style:text-properties officeooo:paragraph-rsid="00176497"/>
    </style:style>
    <style:style style:name="P30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  <style:text-properties fo:font-style="italic" fo:font-weight="bold" officeooo:paragraph-rsid="00176497" style:font-style-asian="italic" style:font-weight-asian="bold"/>
    </style:style>
    <style:style style:name="P31" style:family="paragraph" style:parent-style-name="Text_20_body">
      <style:paragraph-properties fo:margin-left="1.563cm" fo:margin-right="0cm" fo:text-indent="0cm" style:auto-text-indent="false">
        <style:tab-stops>
          <style:tab-stop style:position="8.655cm"/>
          <style:tab-stop style:position="15.109cm"/>
        </style:tab-stops>
      </style:paragraph-properties>
      <style:text-properties officeooo:paragraph-rsid="00176497"/>
    </style:style>
    <style:style style:name="P32" style:family="paragraph" style:parent-style-name="List_20_Paragraph" style:list-style-name="WWNum1">
      <style:paragraph-properties fo:margin-left="1.305cm" fo:margin-right="0cm" fo:margin-top="0cm" fo:margin-bottom="0cm" loext:contextual-spacing="false" fo:line-height="100%" fo:orphans="0" fo:widows="0" fo:hyphenation-ladder-count="no-limit" fo:text-indent="-0.707cm" style:auto-text-indent="false">
        <style:tab-stops>
          <style:tab-stop style:position="1.563cm"/>
          <style:tab-stop style:position="1.565cm"/>
        </style:tab-stops>
      </style:paragraph-properties>
      <style:text-properties officeooo:paragraph-rsid="00176497" fo:hyphenate="true" fo:hyphenation-remain-char-count="2" fo:hyphenation-push-char-count="2" loext:hyphenation-no-caps="false"/>
    </style:style>
    <style:style style:name="P33" style:family="paragraph" style:parent-style-name="List_20_Paragraph" style:list-style-name="WWNum12">
      <style:paragraph-properties fo:margin-top="0cm" fo:margin-bottom="0cm" loext:contextual-spacing="false" fo:line-height="100%" fo:orphans="0" fo:widows="0" fo:hyphenation-ladder-count="no-limit">
        <style:tab-stops>
          <style:tab-stop style:position="18.68cm"/>
        </style:tab-stops>
      </style:paragraph-properties>
      <style:text-properties style:use-window-font-color="true" style:font-name="Times New Roman" fo:font-size="10pt" fo:font-weight="bold" officeooo:paragraph-rsid="00176497" style:font-name-asian="Times New Roman1" style:font-size-asian="10pt" style:language-asian="en" style:country-asian="US" style:font-weight-asian="bold" style:font-name-complex="Times New Roman1" style:font-size-complex="10pt" text:display="none" fo:hyphenate="true" fo:hyphenation-remain-char-count="2" fo:hyphenation-push-char-count="2" loext:hyphenation-no-caps="false"/>
    </style:style>
    <style:style style:name="P34" style:family="paragraph" style:parent-style-name="List_20_Paragraph" style:list-style-name="WWNum13">
      <style:paragraph-properties fo:margin-left="0.751cm" fo:margin-right="0cm" fo:margin-top="0cm" fo:margin-bottom="0.007cm" loext:contextual-spacing="true" fo:line-height="103%" fo:text-indent="0cm" style:auto-text-indent="false"/>
      <style:text-properties officeooo:paragraph-rsid="00176497"/>
    </style:style>
    <style:style style:name="P35" style:family="paragraph" style:parent-style-name="List_20_Paragraph">
      <style:paragraph-properties fo:margin-left="1.501cm" fo:margin-right="0cm" fo:margin-top="0cm" fo:margin-bottom="0.007cm" loext:contextual-spacing="true" fo:line-height="103%" fo:text-indent="0cm" style:auto-text-indent="false"/>
      <style:text-properties style:font-name="Times New Roman" fo:font-size="10pt" officeooo:paragraph-rsid="00176497" style:font-size-asian="10pt" style:font-name-complex="Times New Roman1" style:font-size-complex="10pt"/>
    </style:style>
    <style:style style:name="P36" style:family="paragraph" style:parent-style-name="List_20_Paragraph">
      <style:paragraph-properties fo:margin-left="0.963cm" fo:margin-right="0.423cm" fo:line-height="91%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37" style:family="paragraph" style:parent-style-name="Standard" style:master-page-name="Standard">
      <style:paragraph-properties fo:margin-top="0cm" fo:margin-bottom="0.183cm" loext:contextual-spacing="false" fo:text-align="end" style:justify-single-word="false" style:page-number="auto">
        <style:tab-stops>
          <style:tab-stop style:position="7.738cm" style:type="center"/>
          <style:tab-stop style:position="15.265cm" style:type="center"/>
        </style:tab-stops>
      </style:paragraph-properties>
      <style:text-properties officeooo:paragraph-rsid="00176497"/>
    </style:style>
    <style:style style:name="P38" style:family="paragraph" style:parent-style-name="Standard" style:list-style-name="WWNum1">
      <style:paragraph-properties fo:margin-left="1.305cm" fo:margin-right="0cm" fo:margin-top="0cm" fo:margin-bottom="0.392cm" loext:contextual-spacing="false" fo:line-height="103%" fo:text-indent="-0.706cm" style:auto-text-indent="false"/>
      <style:text-properties officeooo:paragraph-rsid="00176497"/>
    </style:style>
    <style:style style:name="P39" style:family="paragraph" style:parent-style-name="Standard" style:list-style-name="WWNum1">
      <style:paragraph-properties fo:margin-left="1.305cm" fo:margin-right="0cm" fo:margin-top="0cm" fo:margin-bottom="0.019cm" loext:contextual-spacing="false" fo:line-height="103%" fo:text-indent="-0.706cm" style:auto-text-indent="false"/>
      <style:text-properties officeooo:paragraph-rsid="00176497"/>
    </style:style>
    <style:style style:name="P40" style:family="paragraph" style:parent-style-name="Standard">
      <style:paragraph-properties fo:margin-left="1cm" fo:margin-right="0cm" fo:margin-top="0cm" fo:margin-bottom="0cm" loext:contextual-spacing="false" fo:text-indent="0cm" style:auto-text-indent="false"/>
      <style:text-properties style:font-name="Times New Roman" fo:font-size="10pt" fo:language="en" fo:country="US" officeooo:paragraph-rsid="00176497" style:font-size-asian="10pt" style:font-name-complex="Times New Roman1" style:font-size-complex="10pt"/>
    </style:style>
    <style:style style:name="P41" style:family="paragraph" style:parent-style-name="Standard">
      <style:paragraph-properties fo:margin-left="1cm" fo:margin-right="0cm" fo:margin-top="0cm" fo:margin-bottom="0cm" loext:contextual-spacing="false" fo:line-height="90%" fo:text-indent="0cm" style:auto-text-indent="false"/>
      <style:text-properties fo:color="#222222" style:font-name="Times New Roman" fo:font-size="10pt" fo:language="en" fo:country="US" officeooo:paragraph-rsid="00176497" fo:background-color="#ffffff" style:font-size-asian="10pt" style:font-name-complex="Times New Roman1" style:font-size-complex="10pt"/>
    </style:style>
    <style:style style:name="P42" style:family="paragraph" style:parent-style-name="Standard" style:list-style-name="WWNum13">
      <style:paragraph-properties fo:margin-left="0.751cm" fo:margin-right="0cm" fo:margin-top="0cm" fo:margin-bottom="0.494cm" loext:contextual-spacing="false" fo:line-height="90%" fo:text-indent="0cm" style:auto-text-indent="false"/>
      <style:text-properties officeooo:paragraph-rsid="00176497"/>
    </style:style>
    <style:style style:name="P43" style:family="paragraph" style:parent-style-name="Standard" style:list-style-name="WWNum13">
      <style:paragraph-properties fo:margin-left="0.751cm" fo:margin-right="0cm" fo:margin-top="0cm" fo:margin-bottom="0cm" loext:contextual-spacing="false" fo:line-height="90%" fo:text-indent="0cm" style:auto-text-indent="false"/>
      <style:text-properties officeooo:paragraph-rsid="00176497"/>
    </style:style>
    <style:style style:name="P44" style:family="paragraph" style:parent-style-name="Standard" style:list-style-name="WWNum13">
      <style:paragraph-properties fo:margin-left="0.751cm" fo:margin-right="0cm" fo:margin-top="0cm" fo:margin-bottom="0.005cm" loext:contextual-spacing="false" fo:text-indent="0cm" style:auto-text-indent="false"/>
      <style:text-properties officeooo:paragraph-rsid="00176497"/>
    </style:style>
    <style:style style:name="P45" style:family="paragraph" style:parent-style-name="Standard">
      <style:paragraph-properties fo:margin-left="0.245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46" style:family="paragraph" style:parent-style-name="Standard">
      <style:paragraph-properties fo:margin-left="0cm" fo:margin-right="0.046cm" fo:margin-top="0cm" fo:margin-bottom="0cm" loext:contextual-spacing="false" fo:text-align="end" style:justify-single-word="false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47" style:family="paragraph" style:parent-style-name="Standard">
      <style:paragraph-properties fo:margin-left="-0.072cm" fo:margin-right="0cm" fo:margin-top="0cm" fo:margin-bottom="0cm" loext:contextual-spacing="false" fo:text-indent="-0.016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48" style:family="paragraph" style:parent-style-name="Standard">
      <style:paragraph-properties fo:margin-left="-0.06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49" style:family="paragraph" style:parent-style-name="Standard">
      <style:paragraph-properties fo:margin-left="-0.064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50" style:family="paragraph" style:parent-style-name="Standard">
      <style:paragraph-properties fo:margin-left="-0.079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51" style:family="paragraph" style:parent-style-name="Standard">
      <style:paragraph-properties fo:margin-left="-0.079cm" fo:margin-right="0cm" fo:margin-top="0cm" fo:margin-bottom="0cm" loext:contextual-spacing="false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52" style:family="paragraph" style:parent-style-name="Standard">
      <style:paragraph-properties fo:margin-left="-0.025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53" style:family="paragraph" style:parent-style-name="Standard">
      <style:paragraph-properties fo:margin-top="0cm" fo:margin-bottom="0.005cm" loext:contextual-spacing="false">
        <style:tab-stops>
          <style:tab-stop style:position="1.356cm" style:type="center"/>
          <style:tab-stop style:position="2.626cm" style:type="center"/>
          <style:tab-stop style:position="3.896cm" style:type="center"/>
          <style:tab-stop style:position="5.166cm" style:type="center"/>
          <style:tab-stop style:position="6.436cm" style:type="center"/>
          <style:tab-stop style:position="7.706cm" style:type="center"/>
          <style:tab-stop style:position="8.976cm" style:type="center"/>
          <style:tab-stop style:position="10.246cm" style:type="center"/>
          <style:tab-stop style:position="14.711cm" style:type="center"/>
        </style:tab-stops>
      </style:paragraph-properties>
      <style:text-properties style:font-name="Times New Roman" fo:font-size="10pt" officeooo:paragraph-rsid="00176497" style:font-name-asian="Times New Roman1" style:font-size-asian="10pt" style:font-name-complex="Times New Roman1" style:font-size-complex="10pt"/>
    </style:style>
    <style:style style:name="P54" style:family="paragraph" style:parent-style-name="Text_20_body" style:list-style-name="WWNum12">
      <style:paragraph-properties>
        <style:tab-stops>
          <style:tab-stop style:position="18.68cm"/>
        </style:tab-stops>
      </style:paragraph-properties>
      <style:text-properties officeooo:paragraph-rsid="00176497"/>
    </style:style>
    <style:style style:name="P55" style:family="paragraph">
      <loext:graphic-properties draw:fill="none"/>
      <style:paragraph-properties fo:text-align="star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/>
    </style:style>
    <style:style style:name="T3" style:family="text">
      <style:text-properties style:font-name="Times New Roman" fo:font-size="15pt" style:font-name-asian="Times New Roman1" style:font-size-asian="15pt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0pt" style:font-name-asian="Times New Roman1" style:font-size-asian="10pt" style:font-name-complex="Times New Roman1" style:font-weight-complex="bold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officeooo:rsid="00176497" style:font-name-asian="Times New Roman1" style:font-size-asian="10pt" style:font-name-complex="Times New Roman1"/>
    </style:style>
    <style:style style:name="T8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9" style:family="text">
      <style:text-properties style:font-name="Times New Roman" fo:font-size="10pt" style:text-underline-style="solid" style:text-underline-width="auto" style:text-underline-color="font-color" fo:font-weight="bold" officeooo:rsid="00176497" style:font-name-asian="Times New Roman1" style:font-size-asian="10pt" style:font-weight-asian="bold" style:font-name-complex="Times New Roman1" style:font-weight-complex="bold"/>
    </style:style>
    <style:style style:name="T10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fo:font-weight="bold" officeooo:rsid="00176497" style:font-name-asian="Times New Roman1" style:font-size-asian="10pt" style:font-weight-asian="bold" style:font-name-complex="Times New Roman1" style:font-weight-complex="bold"/>
    </style:style>
    <style:style style:name="T16" style:family="text">
      <style:text-properties style:font-name="Times New Roman" fo:font-size="10pt" fo:language="en" fo:country="US" style:font-name-asian="Times New Roman1" style:font-size-asian="10pt" style:font-name-complex="Times New Roman1" style:font-weight-complex="bold"/>
    </style:style>
    <style:style style:name="T17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19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20" style:family="text">
      <style:text-properties style:font-name="Times New Roman" fo:font-size="10pt" fo:letter-spacing="0.049cm" fo:font-weight="bold" style:font-size-asian="10pt" style:font-weight-asian="bold" style:font-name-complex="Times New Roman1" style:font-size-complex="10pt"/>
    </style:style>
    <style:style style:name="T21" style:family="text">
      <style:text-properties style:font-name="Times New Roman" fo:font-size="10pt" style:font-size-asian="10pt" style:font-name-complex="Times New Roman1" style:font-size-complex="10pt"/>
    </style:style>
    <style:style style:name="T22" style:family="text">
      <style:text-properties style:font-name="Times New Roman" fo:font-size="10pt" fo:letter-spacing="-0.011cm" fo:font-weight="bold" style:font-size-asian="10pt" style:font-weight-asian="bold" style:font-name-complex="Times New Roman1" style:font-size-complex="10pt"/>
    </style:style>
    <style:style style:name="T23" style:family="text">
      <style:text-properties style:font-name="Times New Roman" fo:font-size="10pt" fo:letter-spacing="-0.009cm" fo:font-weight="bold" style:font-size-asian="10pt" style:font-weight-asian="bold" style:font-name-complex="Times New Roman1" style:font-size-complex="10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text-scale="54%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T27" style:family="text">
      <style:text-properties fo:letter-spacing="-0.002cm"/>
    </style:style>
    <style:style style:name="T28" style:family="text">
      <style:text-properties fo:letter-spacing="0.175cm"/>
    </style:style>
    <style:style style:name="T29" style:family="text">
      <style:text-properties fo:letter-spacing="-0.083cm"/>
    </style:style>
    <style:style style:name="T30" style:family="text">
      <style:text-properties fo:letter-spacing="0.086cm"/>
    </style:style>
    <style:style style:name="T31" style:family="text">
      <style:text-properties fo:letter-spacing="-0.011cm"/>
    </style:style>
    <style:style style:name="T32" style:family="text">
      <style:text-properties fo:letter-spacing="-0.011cm" fo:font-weight="bold" style:font-weight-asian="bold"/>
    </style:style>
    <style:style style:name="T33" style:family="text">
      <style:text-properties fo:letter-spacing="-0.009cm"/>
    </style:style>
    <style:style style:name="T34" style:family="text">
      <style:text-properties fo:font-weight="bold" style:font-weight-asian="bold"/>
    </style:style>
    <style:style style:name="T35" style:family="text">
      <style:text-properties fo:letter-spacing="-0.004cm"/>
    </style:style>
    <style:style style:name="T36" style:family="text">
      <style:text-properties fo:letter-spacing="0.069cm"/>
    </style:style>
    <style:style style:name="T37" style:family="text">
      <style:text-properties fo:letter-spacing="-0.012cm"/>
    </style:style>
    <style:style style:name="T38" style:family="text">
      <style:text-properties fo:letter-spacing="-0.012cm" fo:font-weight="bold" style:font-weight-asian="bold"/>
    </style:style>
    <style:style style:name="T39" style:family="text">
      <style:text-properties fo:letter-spacing="-0.005cm"/>
    </style:style>
    <style:style style:name="T40" style:family="text">
      <style:text-properties fo:language="en" fo:country="US" style:text-underline-style="solid" style:text-underline-width="auto" style:text-underline-color="font-color"/>
    </style:style>
    <style:style style:name="T41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2" style:family="text">
      <style:text-properties fo:language="en" fo:country="US" fo:font-weight="bold" style:font-weight-asian="bold"/>
    </style:style>
    <style:style style:name="T43" style:family="text">
      <style:text-properties fo:letter-spacing="-0.007cm"/>
    </style:style>
    <style:style style:name="T44" style:family="text">
      <style:text-properties fo:letter-spacing="0.062cm"/>
    </style:style>
    <style:style style:name="T45" style:family="text">
      <style:text-properties fo:color="#222222" style:font-name="Times New Roman" fo:font-size="10pt" fo:language="en" fo:country="US" fo:background-color="#ffffff" loext:char-shading-value="0" style:font-size-asian="10pt" style:font-name-complex="Times New Roman1" style:font-size-complex="10pt"/>
    </style:style>
    <style:style style:name="T46" style:family="text">
      <style:text-properties fo:color="#222222" style:font-name="Times New Roman" fo:font-size="10pt" fo:background-color="#ffffff" loext:char-shading-value="0" style:font-size-asian="10pt" style:font-name-complex="Times New Roman1" style:font-size-complex="10pt"/>
    </style:style>
    <style:style style:name="gr1" style:family="graphic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1a1915" draw:stroke-linejoin="miter" svg:stroke-linecap="butt" draw:fill="none" draw:textarea-vertical-align="top" draw:auto-grow-height="false" draw:fit-to-size="false" style:shrink-to-fit="false" fo:min-height="1.85cm" fo:min-width="1.252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g text:anchor-type="paragraph" draw:z-index="0" draw:name="Group 1428" draw:style-name="gr1"><draw:custom-shape draw:name="Shape 69_1" draw:style-name="gr2" draw:text-style-name="P55" svg:width="1.754cm" svg:height="2.102cm" svg:x="1.005cm" svg:y="-0.125cm"><text:p/><draw:enhanced-geometry draw:mirror-horizontal="false" draw:mirror-vertical="false" svg:viewBox="0 0 630936 755904" drawooo:sub-view-size="630936 755904" draw:text-areas="0 0 0 0" draw:type="ooxml-non-primitive" draw:enhanced-path="M 0 755904 L 630936 755904 630936 0 0 0 Z N"/></draw:custom-shape></draw:g><text:bookmark-start text:name="_Hlk114937979"/><text:span text:style-name="T1"><text:tab/></text:span><text:span text:style-name="T2">Отчет по лабораторной работе №8 </text:span><text:span text:style-name="T3">по курсу______1_______</text:span></text:p>
      <text:p text:style-name="P13"><text:span text:style-name="T4">Студент группы: </text:span><text:span text:style-name="T8">М8О-101Б-22</text:span><text:span text:style-name="T4">, </text:span><text:span text:style-name="T7">Соколова Виктория Дмитриевна</text:span><text:span text:style-name="T4">, <text:s/>№ по списку: </text:span><text:span text:style-name="T9">20</text:span><text:span text:style-name="T4">, Контакты </text:span><text:span text:style-name="T15">viktoriyasokolova04</text:span><text:span text:style-name="T8">@</text:span><text:span text:style-name="T14">gmail</text:span><text:span text:style-name="T8">.</text:span><text:span text:style-name="T14">com</text:span><text:span text:style-name="T8"> ,</text:span><text:span text:style-name="T5"> </text:span><text:span text:style-name="T16">telegram</text:span><text:span text:style-name="T5"> <text:s/></text:span><text:span text:style-name="T8">@</text:span><text:span text:style-name="T15">Angrytea_01</text:span><text:span text:style-name="T8"> </text:span><text:span text:style-name="T4">Работа выполнена: « <text:s/>7 <text:s text:c="2"/>» ноября 2022 г.</text:span></text:p>
      <text:p text:style-name="P14"><text:span text:style-name="T4">Преподаватель: </text:span><text:span text:style-name="T8">каф. 806 Крылов Сергей Сергеевич</text:span><text:span text:style-name="T4">, Входной контроль знаний с оценкой </text:span><text:span text:style-name="T11"><text:s/>_____________________</text:span></text:p>
      <text:p text:style-name="P15"><text:span text:style-name="T4">Отчет сдан « <text:s text:c="2"/>8 <text:s/>» </text:span><text:span text:style-name="T11">ноября <text:s/></text:span><text:span text:style-name="T4">2022 <text:s/>г., <text:s/>итоговая оценка </text:span><text:span text:style-name="T11">_____</text:span></text:p>
      <text:p text:style-name="P15"><text:span text:style-name="T4">Подпись преподавателя </text:span><text:span text:style-name="T11">________________</text:span></text:p>
      <text:list xml:id="list1011332712" text:style-name="WWNum1">
        <text:list-item>
          <text:p text:style-name="P38"><text:span text:style-name="T17">Тема</text:span><text:span text:style-name="T10">:</text:span><text:span text:style-name="T12"> <text:s text:c="2"/>Системы программирования на языке Си</text:span></text:p>
        </text:list-item>
        <text:list-item>
          <text:p text:style-name="P39"><text:span text:style-name="T17">Цель работы</text:span><text:span text:style-name="T10">:</text:span><text:span text:style-name="T13"> Изучить конкретную систему программирования на Си и получить навыки подготовки тестов и отладки программ.</text:span></text:p>
        </text:list-item>
      </text:list>
      <text:p text:style-name="P6"/>
      <text:list xml:id="list232822730137928" text:continue-numbering="true" text:style-name="WWNum1">
        <text:list-item>
          <text:p text:style-name="P39"><text:span text:style-name="T17">Задание <text:s/></text:span><text:span text:style-name="T6">(</text:span><text:span text:style-name="T19">вариант № <text:s text:c="3"/></text:span><text:span text:style-name="T6">)</text:span><text:span text:style-name="T17">:</text:span><text:span text:style-name="T6"> </text:span><text:bookmark-start text:name="_GoBack"/><text:span text:style-name="T13">Продемонстрировать простой пример программы печати приветственного сообщения.</text:span><text:bookmark-end text:name="_GoBack"/></text:p>
        </text:list-item>
      </text:list>
      <text:p text:style-name="P1"/>
      <text:p text:style-name="P16"/>
      <text:list xml:id="list232822790918763" text:continue-numbering="true" text:style-name="WWNum1">
        <text:list-item>
          <text:p text:style-name="P32"><text:span text:style-name="T18">Оборудование</text:span><text:span text:style-name="T20"> </text:span><text:span text:style-name="T21">(лабораторное):</text:span></text:p>
        </text:list-item>
      </text:list>
      <text:p text:style-name="P27">ЭВМ<text:span text:style-name="T24"><text:tab/><text:tab/></text:span>, процессор<text:span text:style-name="T24"><text:tab/><text:tab/></text:span>, имя<text:span text:style-name="T27"> </text:span>узла сети<text:span text:style-name="T24"><text:tab/><text:tab/></text:span>с<text:span text:style-name="T28"> </text:span>ОП<text:span text:style-name="T24"><text:tab/></text:span><text:span text:style-name="T27">Мб,</text:span><text:span text:style-name="T29"> </text:span>НМД<text:span text:style-name="T24"><text:tab/></text:span>Мб.<text:span text:style-name="T30"> </text:span>Терминал<text:span text:style-name="T24"><text:tab/></text:span>адрес<text:span text:style-name="T24"><text:tab/></text:span>.<text:span text:style-name="T31"> </text:span>Принтер <text:span text:style-name="T27"><text:s/></text:span><text:span text:style-name="T24"><text:s/><text:tab/><text:tab/><text:tab/></text:span> Другие<text:span text:style-name="T33"> </text:span>устройства <text:s/><text:span text:style-name="T24"><text:s/><text:tab/><text:tab/><text:tab/><text:tab/><text:tab/><text:tab/><text:tab/></text:span><text:span text:style-name="T25"> </text:span></text:p>
      <text:p text:style-name="P26"/>
      <text:p text:style-name="P26"/>
      <text:p text:style-name="P19"><text:span text:style-name="T18">Оборудование</text:span><text:span text:style-name="T22"> </text:span><text:span text:style-name="T18">ПЭВМ</text:span><text:span text:style-name="T22"> </text:span><text:span text:style-name="T18">студента,</text:span><text:span text:style-name="T23"> </text:span><text:span text:style-name="T18">если</text:span><text:span text:style-name="T23"> </text:span><text:span text:style-name="T18">использовалось:</text:span></text:p>
      <text:p text:style-name="P28">Процессор <text:span text:style-name="T34">Intel(R) Core(TM) i5-10300H CPU @ 2.50GHz <text:s text:c="2"/>2.50 GHz</text:span><text:span text:style-name="T24"><text:tab/></text:span>с<text:span text:style-name="T27"> </text:span>ОП <text:span text:style-name="T34">16384</text:span><text:span text:style-name="T24"> </text:span>Мб,<text:span text:style-name="T35"> </text:span>ТТН<text:span text:style-name="T24"> </text:span><text:span text:style-name="T26">524 288</text:span><text:span text:style-name="T24"> </text:span>Мб.<text:span text:style-name="T36"> </text:span>Встроенный монитор 15.6 дюймов диагональ, разрешение <text:span text:style-name="T26">1920 * 1080</text:span>.</text:p>
      <text:p text:style-name="P29">Другие<text:span text:style-name="T33"> </text:span>устройства <text:s/><text:span text:style-name="T24"><text:s/></text:span></text:p>
      <text:list xml:id="list736884080" text:style-name="WWNum12">
        <text:list-item>
          <text:p text:style-name="P33"/>
        </text:list-item>
        <text:list-item>
          <text:p text:style-name="P33"/>
        </text:list-item>
        <text:list-item>
          <text:p text:style-name="P33"/>
        </text:list-item>
        <text:list-item>
          <text:p text:style-name="P33"/>
        </text:list-item>
        <text:list-item>
          <text:p text:style-name="P54"><text:span text:style-name="T34">Программное</text:span><text:span text:style-name="T38"> </text:span><text:span text:style-name="T34">обеспечение</text:span><text:span text:style-name="T38"> </text:span><text:span text:style-name="T34">ЭВМ</text:span><text:span text:style-name="T32"> </text:span><text:span text:style-name="T34">студента,</text:span><text:span text:style-name="T32"> </text:span><text:span text:style-name="T34">если</text:span><text:span text:style-name="T32"> </text:span><text:span text:style-name="T34">использовалось:</text:span></text:p>
        </text:list-item>
      </text:list>
      <text:p text:style-name="P30"/>
      <text:p text:style-name="P31">Операционная<text:span text:style-name="T33"> </text:span>система<text:span text:style-name="T39"> </text:span>семейства <text:span text:style-name="T41">Linux</text:span><text:span text:style-name="T24"><text:tab/></text:span>,<text:span text:style-name="T43"> </text:span>наименование <text:span text:style-name="T24"><text:s/></text:span><text:span text:style-name="T41">Linux</text:span><text:span text:style-name="T26"> </text:span><text:span text:style-name="T41">Ubuntu</text:span><text:span text:style-name="T24"> версия 22.04.01 </text:span>интерпретатор<text:span text:style-name="T44"> </text:span>команд <text:s/><text:span text:style-name="T41">bash</text:span><text:span text:style-name="T24"><text:tab/></text:span>версия <text:span text:style-name="T24"><text:s/></text:span><text:span text:style-name="T26">5.1.16 </text:span>Система<text:span text:style-name="T33"> </text:span>программирования<text:span text:style-name="T24"><text:tab/><text:tab/></text:span>версия<text:span text:style-name="T24"><text:tab/></text:span> Редактор<text:span text:style-name="T37"> </text:span>текстов <text:span text:style-name="T42">nano</text:span><text:span text:style-name="T24"><text:tab/></text:span>версия <text:span text:style-name="T34">6.2</text:span><text:span text:style-name="T24"><text:tab/></text:span> Утилиты операционной системы <text:s/><text:span text:style-name="T24"><text:s/><text:tab/><text:tab/></text:span></text:p>
      <text:p text:style-name="P31">Прикладные<text:span text:style-name="T37"> </text:span>системы<text:span text:style-name="T31"> </text:span>и<text:span text:style-name="T31"> </text:span>программы <text:span text:style-name="T27"><text:s/></text:span><text:span text:style-name="T24"><text:s/><text:tab/></text:span></text:p>
      <text:p text:style-name="P31"><text:soft-page-break/>Местонахождение<text:span text:style-name="T31"> </text:span>и<text:span text:style-name="T37"> </text:span>имена<text:span text:style-name="T31"> </text:span>файлов<text:span text:style-name="T31"> </text:span>программ<text:span text:style-name="T37"> </text:span>и<text:span text:style-name="T31"> </text:span>данных<text:span text:style-name="T31"> </text:span>на<text:span text:style-name="T37"> </text:span>домашнем<text:span text:style-name="T33"> </text:span>компьютере <text:span text:style-name="T24"><text:s/></text:span><text:span text:style-name="T40">home</text:span><text:span text:style-name="T24">/</text:span><text:span text:style-name="T40">lino</text:span><text:span text:style-name="T24">/<text:tab/></text:span><text:bookmark text:name="_Hlk114935514"/></text:p>
      <text:p text:style-name="P20"/>
      <text:list xml:id="list1389214539" text:style-name="WWNum13">
        <text:list-item>
          <text:p text:style-name="P34"><text:span text:style-name="T17">Идея, метод, алгоритм </text:span><text:span text:style-name="T6"><text:s/>решения задачи (в формах: словесной, псевдокода, графической [блок-схема, диаграмма, рисунок, таблица] <text:s/>или формальные спецификации с пред- и постусловиям.</text:span></text:p>
        </text:list-item>
      </text:list>
      <text:p text:style-name="P20"/>
      <text:p text:style-name="P7">• Изучила и освоила возможности лабораторной СП по содержащейся в практикуме документации и другим источникам, в том числе основные этапы процесса компиляции и подготовки программ к выполнению; </text:p>
      <text:p text:style-name="P7">• Составила и отладила простейшую программу на Си в терминальном классе. Код программы:</text:p>
      <text:p text:style-name="P7"/>
      <text:p text:style-name="P21">#include &lt;stdio.h&gt;</text:p>
      <text:p text:style-name="P21"/>
      <text:p text:style-name="P21">int main() {</text:p>
      <text:p text:style-name="P21"><text:s text:c="4"/>printf("Hello world!\n");</text:p>
      <text:p text:style-name="P21">}</text:p>
      <text:p text:style-name="P7"/>
      <text:p text:style-name="P8"/>
      <text:p text:style-name="P8"/>
      <text:list xml:id="list232822890951749" text:continue-numbering="true" text:style-name="WWNum13">
        <text:list-item>
          <text:p text:style-name="P42"><text:span text:style-name="T17">Сценарий выполнения работы </text:span><text:span text:style-name="T6">[план работы, первоначальный текст программы в черновике (можно на отдельном листе) и тесты либо соображения по тестированию].</text:span></text:p>
        </text:list-item>
      </text:list>
      <text:p text:style-name="P23"/>
      <text:p text:style-name="P2"><text:span text:style-name="T21"><text:tab/></text:span><text:span text:style-name="T19"> <text:tab/> <text:tab/> <text:tab/> <text:tab/>Допущен к выполнению работы. </text:span><text:span text:style-name="T17"><text:s/>Подпись преподавателя _____________________</text:span></text:p>
      <text:p text:style-name="P3"/>
      <text:list xml:id="list232822820329648" text:continue-numbering="true" text:style-name="WWNum13">
        <text:list-item>
          <text:p text:style-name="P43"><text:span text:style-name="T17">Распечатка протокола </text:span><text:span text:style-name="T6"><text:s/>(подклеить листинг окончательного варианта программы с тестовыми примерами, подписанный преподавателем)</text:span></text:p>
        </text:list-item>
      </text:list>
      <text:p text:style-name="P17"/>
      <text:p text:style-name="P22"/>
      <text:p text:style-name="P24"><text:span text:style-name="T46">angrytea@CalmCoffee:~/Рабочий стол$ </text:span><text:span text:style-name="T45">gcc -std=c99 -Wall -pedantic 8lab.c</text:span></text:p>
      <text:p text:style-name="P25"/>
      <text:p text:style-name="P25">angrytea@CalmCoffee:~/Рабочий стол$ ./a.exe</text:p>
      <text:p text:style-name="P25">Hello world!</text:p>
      <text:p text:style-name="P5"/>
      <text:p text:style-name="P5"/>
      <text:list xml:id="list232822485582478" text:continue-numbering="true" text:style-name="WWNum13">
        <text:list-item>
          <text:p text:style-name="P43"><text:span text:style-name="T17">Дневник отладки </text:span><text:span text:style-name="T6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45">№</text:p>
            <text:p text:style-name="P46"><text:s text:c="4"/></text:p>
            <text:p text:style-name="P46"><text:s text:c="4"/></text:p>
          </table:table-cell>
          <table:table-cell table:style-name="Таблица1.A1" office:value-type="string">
            <text:p text:style-name="P47"><text:s text:c="4"/>Лаб. <text:s text:c="7"/>или <text:s text:c="4"/>дом.</text:p>
          </table:table-cell>
          <table:table-cell table:style-name="Таблица1.A1" office:value-type="string">
            <text:p text:style-name="P48"><text:s text:c="3"/>Дата <text:s text:c="2"/></text:p>
          </table:table-cell>
          <table:table-cell table:style-name="Таблица1.A1" office:value-type="string">
            <text:p text:style-name="P49"><text:s text:c="3"/>Время <text:s text:c="2"/></text:p>
          </table:table-cell>
          <table:table-cell table:style-name="Таблица1.A1" office:value-type="string">
            <text:p text:style-name="P50"><text:s text:c="15"/>Событие <text:s text:c="14"/></text:p>
          </table:table-cell>
          <table:table-cell table:style-name="Таблица1.A1" office:value-type="string">
            <text:p text:style-name="P52"><text:s text:c="5"/>Действие по исправлению <text:s text:c="4"/></text:p>
          </table:table-cell>
          <table:table-cell table:style-name="Таблица1.A1" office:value-type="string">
            <text:p text:style-name="P51"><text:s text:c="17"/>Примечание</text:p>
          </table:table-cell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18"/>
      <text:list xml:id="list232824094865955" text:continue-numbering="true" text:style-name="WWNum13">
        <text:list-item>
          <text:p text:style-name="P44"><text:span text:style-name="T17">Замечания автора </text:span><text:span text:style-name="T6">по существу работы </text:span></text:p>
        </text:list-item>
        <text:list-item>
          <text:p text:style-name="P44"><text:span text:style-name="T17">Выводы</text:span><text:span text:style-name="T21">: : Изучила конкретную систему программирования на Си и научилась делать вывод сообщения.</text:span></text:p>
        </text:list-item>
      </text:list>
      <text:p text:style-name="P9"/>
      <text:p text:style-name="P9">Недочёты при выполнении задания могут быть устранены следующим образом: </text:p>
      <text:p text:style-name="P53"><text:s/><text:tab/> <text:tab/> <text:tab/> <text:tab/> <text:tab/> <text:tab/> <text:tab/> <text:tab/> <text:tab/> <text:s text:c="6"/>Подпись студента _________________<text:bookmark-end text:name="_Hlk114937979"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hyphenation-ladder-count="no-limit" fo:text-indent="0cm" style:auto-text-indent="false"/>
      <style:text-properties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1.923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3.193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4.46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5.733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7.003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8.273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9.543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0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2" style:num-format="1" text:start-value="6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23:05:19.863367834</meta:creation-date>
    <dc:date>2022-12-20T23:28:21.849325224</dc:date>
    <meta:editing-duration>PT3M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44" meta:word-count="405" meta:character-count="3221" meta:non-whitespace-character-count="2671"/>
  </office:meta>
</office:document-meta>
</file>